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P1" style:family="paragraph" style:parent-style-name="Standard">
      <style:text-properties style:font-name="Consolas" officeooo:rsid="000a8bf3" officeooo:paragraph-rsid="000a8bf3" style:font-name-asian="Consolas"/>
    </style:style>
    <style:style style:name="P2" style:family="paragraph" style:parent-style-name="Standard">
      <style:text-properties style:font-name="Cantarell" fo:font-size="16pt" fo:font-weight="bold" officeooo:rsid="000a7067" officeooo:paragraph-rsid="000a7067" style:font-name-asian="Cantarell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ntarell" fo:font-size="16pt" fo:font-weight="bold" officeooo:rsid="000a7067" officeooo:paragraph-rsid="000d4d22" style:font-name-asian="Cantarell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ntarell" officeooo:rsid="000a7067" officeooo:paragraph-rsid="000a7067" style:font-name-asian="Cantarell"/>
    </style:style>
    <style:style style:name="P5" style:family="paragraph" style:parent-style-name="Standard">
      <style:text-properties style:font-name="Cantarell" officeooo:paragraph-rsid="000a7067" style:font-name-asian="Cantarell"/>
    </style:style>
    <style:style style:name="P6" style:family="paragraph" style:parent-style-name="Standard">
      <style:text-properties style:font-name="Cantarell" officeooo:rsid="000bf601" officeooo:paragraph-rsid="000bf601" style:font-name-asian="Cantarell"/>
    </style:style>
    <style:style style:name="P7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8" style:family="paragraph" style:parent-style-name="Standard" style:list-style-name="L1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9" style:family="paragraph" style:parent-style-name="Standard">
      <style:text-properties style:font-name="Cantarell" fo:font-size="12pt" officeooo:rsid="000a7067" officeooo:paragraph-rsid="000bf601" style:font-name-asian="Cantarell" style:font-size-asian="12pt" style:font-size-complex="12pt"/>
    </style:style>
    <style:style style:name="P10" style:family="paragraph" style:parent-style-name="Standard">
      <style:text-properties style:font-name="Cantarell" fo:font-size="12pt" officeooo:rsid="000a8bf3" officeooo:paragraph-rsid="000a8bf3" style:font-name-asian="Cantarell" style:font-size-asian="12pt" style:font-size-complex="12pt"/>
    </style:style>
    <style:style style:name="P11" style:family="paragraph" style:parent-style-name="Standard">
      <style:text-properties style:font-name="Cantarell" fo:font-size="12pt" officeooo:rsid="000a8bf3" officeooo:paragraph-rsid="000bf601" style:font-name-asian="Cantarell" style:font-size-asian="12pt" style:font-size-complex="12pt"/>
    </style:style>
    <style:style style:name="P12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13" style:family="paragraph" style:parent-style-name="Standard">
      <style:text-properties style:font-name="Cantarell" fo:font-size="12pt" officeooo:rsid="000d4d22" officeooo:paragraph-rsid="000d4d22" style:font-name-asian="Cantarell" style:font-size-asian="12pt" style:font-size-complex="12pt"/>
    </style:style>
    <style:style style:name="P14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ntarell" fo:font-size="12pt" fo:font-weight="normal" officeooo:rsid="000d4d22" officeooo:paragraph-rsid="000d4d22" style:font-name-asian="Cantarell" style:font-size-asian="10.5pt" style:language-asian="ko" style:country-asian="KR" style:font-weight-asian="normal" style:font-size-complex="12pt" style:font-weight-complex="normal"/>
    </style:style>
    <style:style style:name="P16" style:family="paragraph" style:parent-style-name="Standard">
      <style:text-properties style:font-name="Cantarell" fo:font-size="6pt" fo:font-weight="bold" officeooo:rsid="000a7067" officeooo:paragraph-rsid="000a7067" style:font-name-asian="Cantarell" style:font-size-asian="5.25pt" style:font-weight-asian="bold" style:font-size-complex="6pt" style:font-weight-complex="bold"/>
    </style:style>
    <style:style style:name="P17" style:family="paragraph" style:parent-style-name="Standard">
      <style:text-properties style:font-name="Cantarell" fo:font-size="6pt" fo:font-weight="bold" officeooo:rsid="000a7067" officeooo:paragraph-rsid="000d4d22" style:font-name-asian="Cantarell" style:font-size-asian="5.25pt" style:font-weight-asian="bold" style:font-size-complex="6pt" style:font-weight-complex="bold"/>
    </style:style>
    <style:style style:name="P18" style:family="paragraph" style:parent-style-name="Standard">
      <style:text-properties style:font-name="Cantarell" fo:font-size="6pt" officeooo:rsid="000a7067" officeooo:paragraph-rsid="000a7067" style:font-name-asian="Cantarell" style:font-size-asian="5.25pt" style:font-size-complex="6pt"/>
    </style:style>
    <style:style style:name="P19" style:family="paragraph" style:parent-style-name="Standard">
      <style:text-properties officeooo:paragraph-rsid="000d4d22"/>
    </style:style>
    <style:style style:name="P20" style:family="paragraph" style:parent-style-name="Standard">
      <style:text-properties officeooo:rsid="000d4d22" officeooo:paragraph-rsid="000d4d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8bf3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Cantarell" fo:font-size="12pt" style:font-name-asian="Cantarell" style:font-size-asian="12pt" style:font-size-complex="12pt"/>
    </style:style>
    <style:style style:name="T5" style:family="text">
      <style:text-properties style:text-line-through-style="none" style:text-line-through-type="none" officeooo:rsid="000bf601"/>
    </style:style>
    <style:style style:name="T6" style:family="text">
      <style:text-properties style:font-name="Cantarell" fo:font-size="12pt" style:font-name-asian="Cantarell" style:font-size-asian="12pt" style:font-size-complex="12pt"/>
    </style:style>
    <style:style style:name="T7" style:family="text">
      <style:text-properties style:language-asian="ko" style:country-asian="KR"/>
    </style:style>
    <style:style style:name="T8" style:family="text">
      <style:text-properties officeooo:rsid="000d4d22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Pico 설정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$ wget https://raw.githubusercontent.com/raspberrypi/pico-setup/master/pico_setup.sh</text:p>
            <text:p text:style-name="P7">(wget 이 없다면 sudo apt or yum install wget)</text:p>
            <text:p text:style-name="P7">$ chmod +x pico_setup.sh</text:p>
            <text:p text:style-name="P7">$ ./pico_setup.sh</text:p>
          </table:table-cell>
        </table:table-row>
      </table:table>
      <text:p text:style-name="P4"/>
      <text:p text:style-name="P7">다음 스크립트는...</text:p>
      <text:list xml:id="list1352726274" text:style-name="L1">
        <text:list-item>
          <text:p text:style-name="P8">pico 디렉터리를 생성</text:p>
        </text:list-item>
        <text:list-item>
          <text:p text:style-name="P8">필요로 하는 의존성 설치</text:p>
        </text:list-item>
        <text:list-item>
          <text:p text:style-name="P8">pico-sdk, pico-examples, pico-extras 그리고 pico-playground 저장소를 다운로드</text:p>
        </text:list-item>
        <text:list-item>
          <text:p text:style-name="P8">PICO_SDK_PATH, PICO_EXAMPLES_PATH, PICO_EXTRAS_PATH 그리고 PICO_PLAYGROUND_PATH 경로를 ~/.bashrc 파일에 정의</text:p>
        </text:list-item>
        <text:list-item>
          <text:p text:style-name="P8">blink 와 hello_world 예제를 각각 pico-examples/build/blink 그리고 pico-examples/build/hello_world 에 빌드</text:p>
        </text:list-item>
        <text:list-item>
          <text:p text:style-name="P8">picotool 을 다운로드하고 빌드하여 /usr/local/bin 에 복사</text:p>
        </text:list-item>
        <text:list-item>
          <text:p text:style-name="P8">picoprobe 를 다운로드하고 빌드</text:p>
        </text:list-item>
        <text:list-item>
          <text:p text:style-name="P8">OpenOCD 를 다운로드하고 컴파일 (디버그 서포트를 위한)</text:p>
        </text:list-item>
        <text:list-item>
          <text:p text:style-name="P8">Visual Studio Code 를 다운로드하고 설치</text:p>
        </text:list-item>
        <text:list-item>
          <text:p text:style-name="P8">Visual Studio Code 확장 프로그램을 설치</text:p>
        </text:list-item>
        <text:list-item>
          <text:p text:style-name="P8">Raspberry Pi Pico 사용을 위한 Raspberry Pi UART 를 구성</text:p>
        </text:list-item>
      </text:list>
      <text:p text:style-name="P14"/>
      <text:p text:style-name="P7"><text:span text:style-name="T1">스크립트가 한번 실행되고 나면 컴퓨터 반드시 재부팅</text:span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$ sudo reboot -h now</text:p>
          </table:table-cell>
        </table:table-row>
      </table:table>
      <text:p text:style-name="P4"/>
      <text:p text:style-name="P4"><text:span text:style-name="T1"><text:s/></text:span><text:span text:style-name="T9">다음 명령어를 실행해야 UART 가 재구성된다. Raspberry Pi 가 재부팅 되면 Visual Studio Code 의 "Programming" 메뉴와 섹션 6.2 의 명령을 열 수 있게 된다.</text:span></text:p>
      <text:p text:style-name="P4"/>
      <text:p text:style-name="P2">2. SDK (Software Development Kit), 프로그램 개발 도구</text:p>
      <text:p text:style-name="P18"/>
      <text:p text:style-name="P7">pico-examples 저장소는 pico-sdk 를 이용해 작성된 몇 가지 예제 프로그램을 제공한다.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$ <text:span text:style-name="T2">cd ~/</text:span></text:p>
            <text:p text:style-name="P10">$ mkdir pico</text:p>
            <text:p text:style-name="P10">$ cd pico</text:p>
            <text:p text:style-name="P1"><text:span text:style-name="T6">$ git clone -</text:span><text:span text:style-name="T4">b master </text:span><text:a xlink:type="simple" xlink:href="https://gitbub.com/raspberrypi/picosdk.git" text:style-name="Internet_20_link" text:visited-style-name="Visited_20_Internet_20_Link"><text:span text:style-name="T4">https://github.com/raspberrypi/picosdk.git</text:span></text:a></text:p>
            <text:p text:style-name="P10"><text:span text:style-name="T3">$ cd ..</text:span></text:p>
            <text:p text:style-name="P10"><text:span text:style-name="T3">$ git clone -b master https://github.com/raspberrypi/pico-examples.git</text:span></text:p>
          </table:table-cell>
        </table:table-row>
      </table:table>
      <text:p text:style-name="P5"/>
      <text:p text:style-name="P10">pico-examples 의 프로그램을 빌드하기 위해서는 추가적인 도구를 설치해야 한다. 다음 프로젝트를 빌드하 위해서는 Cmake, 소프트웨어를 빌드하기 위한 크로스 컴파일 플랫폼 툴, GNU Embedded Toolchain for Arm.</text:p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$ <text:span text:style-name="T5">sudo yum or apt update</text:span></text:p>
            <text:p text:style-name="P12"><text:soft-page-break/><text:span text:style-name="T5">$ </text:span><text:span text:style-name="T3">sudo apt install cmake gcc-arm-none-eabi libnewlib-arm-none-eabi build-essential</text:span></text:p>
          </table:table-cell>
        </table:table-row>
      </table:table>
      <text:p text:style-name="P12"><text:span text:style-name="T7"/></text:p>
      <text:p text:style-name="P12"><text:span text:style-name="T7">p</text:span>ioasm 과 elf2uf2 를 컴파일하기 위해서는 네이티브 gcc 와 g++ 가 필요하다.</text:p>
      <text:p text:style-name="P6"/>
      <text:p text:style-name="P3"><text:span text:style-name="T8">3. C 로 LED 를 깜빡이기</text:span></text:p>
      <text:p text:style-name="P17"/>
      <text:p text:style-name="P15">LED를 켜고 끄는 그리고 반복하는 하드웨어를 위한 소프트웨어를 작성하는 것은, 새로운 프로그래밍 환경으로 뛰어들기 위한 전형적인 첫 번째 프로그램이다.</text:p>
      <text:p text:style-name="P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text:span text:style-name="T3">#include "pico/stdlib.h"</text:span></text:p>
            <text:p text:style-name="P13"><text:span text:style-name="T3"/></text:p>
            <text:p text:style-name="P13"><text:span text:style-name="T3">int main() {</text:span></text:p>
            <text:p text:style-name="P13"><text:span text:style-name="T3"><text:s text:c="4"/>const uint LED_PIN = 25;</text:span></text:p>
            <text:p text:style-name="P13"><text:span text:style-name="T3"><text:s text:c="4"/>gpio_init(LED_PIN);</text:span></text:p>
            <text:p text:style-name="P13"><text:span text:style-name="T3"><text:s text:c="4"/>gpio_set_dir(LED_PIN, GPIO_OUT);</text:span></text:p>
            <text:p text:style-name="P13"><text:span text:style-name="T3"><text:s text:c="4"/>while (true) {</text:span></text:p>
            <text:p text:style-name="P13"><text:span text:style-name="T3"><text:s text:c="8"/>gpio_put(LED_PIN, 1);</text:span></text:p>
            <text:p text:style-name="P13"><text:span text:style-name="T3"><text:s text:c="8"/>sleep_ms(250);</text:span></text:p>
            <text:p text:style-name="P13"><text:span text:style-name="T3"><text:s text:c="8"/>gpio_put(LED_PIN, 0);</text:span></text:p>
            <text:p text:style-name="P13"><text:span text:style-name="T3"><text:s text:c="8"/>sleep_ms(250);</text:span></text:p>
            <text:p text:style-name="P13"><text:span text:style-name="T3"><text:s text:c="4"/>}</text:span></text:p>
            <text:p text:style-name="P13"><text:span text:style-name="T3">}</text:span></text:p>
          </table:table-cell>
        </table:table-row>
      </table:table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style:font-name-asian="Cantarell" style:font-family-asian="Cantarell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57:09.876334831</meta:creation-date>
    <dc:date>2021-02-09T12:21:58.693436825</dc:date>
    <meta:editing-duration>PT24M48S</meta:editing-duration>
    <meta:editing-cycles>4</meta:editing-cycles>
    <meta:generator>LibreOffice/7.0.4.2$Linux_X86_64 LibreOffice_project/00$Build-2</meta:generator>
    <meta:document-statistic meta:table-count="5" meta:image-count="0" meta:object-count="0" meta:page-count="2" meta:paragraph-count="46" meta:word-count="544" meta:character-count="1760" meta:non-whitespace-character-count="1476"/>
  </office:meta>
</office:document-meta>
</file>